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c9e9" officeooo:paragraph-rsid="0001c9e9"/>
    </style:style>
    <style:style style:name="P2" style:family="paragraph" style:parent-style-name="Standard">
      <style:text-properties officeooo:rsid="00039ed8" officeooo:paragraph-rsid="00039ed8"/>
    </style:style>
    <style:style style:name="P3" style:family="paragraph" style:parent-style-name="Standard">
      <style:text-properties officeooo:rsid="000f32f5" officeooo:paragraph-rsid="000f32f5"/>
    </style:style>
    <style:style style:name="P4" style:family="paragraph" style:parent-style-name="Standard" style:list-style-name="L1">
      <style:text-properties officeooo:rsid="000fee4f" officeooo:paragraph-rsid="000fee4f"/>
    </style:style>
    <style:style style:name="P5" style:family="paragraph" style:parent-style-name="Standard">
      <style:text-properties officeooo:rsid="000fee4f" officeooo:paragraph-rsid="000fee4f"/>
    </style:style>
    <style:style style:name="P6" style:family="paragraph" style:parent-style-name="Standard" style:list-style-name="L2">
      <style:text-properties officeooo:rsid="000fee4f" officeooo:paragraph-rsid="000fee4f"/>
    </style:style>
    <style:style style:name="P7" style:family="paragraph" style:parent-style-name="Standard" style:list-style-name="L2">
      <style:text-properties officeooo:rsid="000fee4f" officeooo:paragraph-rsid="0011f110"/>
    </style:style>
    <style:style style:name="P8" style:family="paragraph" style:parent-style-name="Standard" style:list-style-name="L3">
      <style:text-properties officeooo:rsid="000fee4f" officeooo:paragraph-rsid="000fee4f"/>
    </style:style>
    <style:style style:name="P9" style:family="paragraph" style:parent-style-name="Standard" style:list-style-name="L3">
      <style:text-properties officeooo:rsid="000fee4f" officeooo:paragraph-rsid="0015609f"/>
    </style:style>
    <style:style style:name="P10" style:family="paragraph" style:parent-style-name="Standard">
      <style:text-properties officeooo:rsid="000fee4f" officeooo:paragraph-rsid="0015609f"/>
    </style:style>
    <style:style style:name="P11" style:family="paragraph" style:parent-style-name="Standard" style:list-style-name="L1">
      <style:text-properties officeooo:rsid="0010f87a" officeooo:paragraph-rsid="0010f87a"/>
    </style:style>
    <style:style style:name="P12" style:family="paragraph" style:parent-style-name="Standard" style:list-style-name="L1">
      <style:text-properties officeooo:rsid="00117c5f" officeooo:paragraph-rsid="00117c5f"/>
    </style:style>
    <style:style style:name="P13" style:family="paragraph" style:parent-style-name="Standard" style:list-style-name="L2">
      <style:text-properties officeooo:rsid="0011f110" officeooo:paragraph-rsid="0011f110"/>
    </style:style>
    <style:style style:name="P14" style:family="paragraph" style:parent-style-name="Standard" style:list-style-name="L2">
      <style:text-properties officeooo:rsid="00137fd5" officeooo:paragraph-rsid="00137fd5"/>
    </style:style>
    <style:style style:name="P15" style:family="paragraph" style:parent-style-name="Standard" style:list-style-name="L2">
      <style:text-properties officeooo:rsid="0015609f" officeooo:paragraph-rsid="0015609f"/>
    </style:style>
    <style:style style:name="T1" style:family="text">
      <style:text-properties officeooo:rsid="0004f45c"/>
    </style:style>
    <style:style style:name="T2" style:family="text">
      <style:text-properties officeooo:rsid="000698cd"/>
    </style:style>
    <style:style style:name="T3" style:family="text">
      <style:text-properties officeooo:rsid="0008730a"/>
    </style:style>
    <style:style style:name="T4" style:family="text">
      <style:text-properties officeooo:rsid="00097a44"/>
    </style:style>
    <style:style style:name="T5" style:family="text">
      <style:text-properties officeooo:rsid="000b0e1d"/>
    </style:style>
    <style:style style:name="T6" style:family="text">
      <style:text-properties officeooo:rsid="000c654f"/>
    </style:style>
    <style:style style:name="T7" style:family="text">
      <style:text-properties officeooo:rsid="000e0fc2"/>
    </style:style>
    <style:style style:name="T8" style:family="text">
      <style:text-properties officeooo:rsid="0011f110"/>
    </style:style>
    <style:style style:name="T9" style:family="text">
      <style:text-properties officeooo:rsid="00137fd5"/>
    </style:style>
    <style:style style:name="T10" style:family="text">
      <style:text-properties officeooo:rsid="001560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us 1: section 7.</text:p>
      <text:p text:style-name="P1"/>
      <text:p text:style-name="P2">Heavy accent, done this many times. <text:s/><text:span text:style-name="T1">Does interact with the students. <text:s/></text:span><text:span text:style-name="T2">Went straight to the math without covering the syllabus. <text:s/></text:span><text:span text:style-name="T3">I need to be able to look at what is expected of me tomorrow. <text:s/></text:span><text:span text:style-name="T4">Maybe there is a copy of the textbook at SSSC. <text:s/></text:span><text:span text:style-name="T5">Basic material. <text:s/></text:span><text:span text:style-name="T6">Low energy. <text:s/></text:span><text:span text:style-name="T7">A class like this right after lunch would put me to sleep.</text:span></text:p>
      <text:p text:style-name="P2"/>
      <text:p text:style-name="P3">First class:</text:p>
      <text:list text:style-name="L1">
        <text:list-item>
          <text:p text:style-name="P11">Rules:</text:p>
          <text:list>
            <text:list-item>
              <text:p text:style-name="P11">phones okay but this class time is meant for Calc 1, don’t waste it.</text:p>
            </text:list-item>
            <text:list-item>
              <text:p text:style-name="P11">Describe the purpose of a Lab: to interact, to learn to discuss and articulate and to collaborate.</text:p>
            </text:list-item>
            <text:list-item>
              <text:p text:style-name="P11">Your greatest resource is your fellow students.</text:p>
            </text:list-item>
            <text:list-item>
              <text:p text:style-name="P12">The greatest use of this class is SHARING. <text:s/>Sharing questions, sharing problems both the ones you can solve and the ones that you can’t.</text:p>
            </text:list-item>
          </text:list>
        </text:list-item>
        <text:list-item>
          <text:p text:style-name="P4">ice breaker</text:p>
        </text:list-item>
        <text:list-item>
          <text:p text:style-name="P4">getting students to interact</text:p>
        </text:list-item>
        <text:list-item>
          <text:p text:style-name="P4">getting them to know each other.</text:p>
        </text:list-item>
        <text:list-item>
          <text:p text:style-name="P4">having some problems/questions available for them to do.</text:p>
        </text:list-item>
      </text:list>
      <text:p text:style-name="P10"/>
      <text:p text:style-name="P10">For me, two truths and a lie:</text:p>
      <text:list text:style-name="L3">
        <text:list-item>
          <text:p text:style-name="P9">I drove all of the way across Canada on a motorcycle.</text:p>
        </text:list-item>
        <text:list-item>
          <text:p text:style-name="P9">I have taught class without uttering a word.</text:p>
        </text:list-item>
        <text:list-item>
          <text:p text:style-name="P9">I’m an expert in swordsmanship.</text:p>
        </text:list-item>
      </text:list>
      <text:p text:style-name="P10"/>
      <text:p text:style-name="P5">Groups of three <text:span text:style-name="T8">to four</text:span>:</text:p>
      <text:list text:style-name="L2">
        <text:list-item>
          <text:p text:style-name="P7"><text:span text:style-name="T8">Pull out paper and write dow.</text:span></text:p>
          <text:list>
            <text:list-item>
              <text:p text:style-name="P7">your name (the one that you answer to)</text:p>
            </text:list-item>
            <text:list-item>
              <text:p text:style-name="P6">where you are from (city, state, country)</text:p>
            </text:list-item>
            <text:list-item>
              <text:p text:style-name="P6">two truths and a lie.</text:p>
            </text:list-item>
          </text:list>
        </text:list-item>
        <text:list-item>
          <text:p text:style-name="P13">Form groups by turning your chairs (front to back).</text:p>
        </text:list-item>
        <text:list-item>
          <text:p text:style-name="P13">Pass your paper to the left.</text:p>
          <text:list>
            <text:list-item>
              <text:p text:style-name="P13">Starting with a volunteer: read the paper.</text:p>
            </text:list-item>
            <text:list-item>
              <text:p text:style-name="P13">As a group decide which one is the lie <text:span text:style-name="T9">and why.</text:span></text:p>
            </text:list-item>
          </text:list>
        </text:list-item>
        <text:list-item>
          <text:p text:style-name="P14">After <text:span text:style-name="T10">15</text:span> minutes call on each group to volunteer a name and read it to the class.</text:p>
        </text:list-item>
        <text:list-item>
          <text:p text:style-name="P15">5 minutes sharing each group.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2:53:06.968215400</meta:creation-date>
    <meta:generator>LibreOffice/24.2.7.2$Linux_X86_64 LibreOffice_project/420$Build-2</meta:generator>
    <dc:date>2025-01-13T13:48:21.256087456</dc:date>
    <meta:editing-duration>PT55M5S</meta:editing-duration>
    <meta:editing-cycles>16</meta:editing-cycles>
    <meta:document-statistic meta:table-count="0" meta:image-count="0" meta:object-count="0" meta:page-count="1" meta:paragraph-count="27" meta:word-count="288" meta:character-count="1454" meta:non-whitespace-character-count="1207"/>
  </office:meta>
</office:document-meta>
</file>